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fo:color="#000000"/>
    </style:style>
    <style:style style:name="T32" style:family="text">
      <style:text-properties fo:font-size="11.00pt" fo:font-weight="bold" fo:font-family="Calibri" style:font-family-asian="Calibri" style:font-family-complex="Calibri" fo:background-color="transparent" fo:color="#1155cd"/>
    </style:style>
    <style:style style:name="T33" style:family="text">
      <style:text-properties fo:font-size="11.00pt" fo:font-weight="bold" fo:font-family="Calibri" style:font-family-asian="Calibri" style:font-family-complex="Calibri" fo:background-color="transparent" fo:color="#000000"/>
    </style:style>
    <style:style style:name="T34" style:family="text">
      <style:text-properties fo:font-size="11.00pt" fo:font-weight="normal" fo:font-family="Calibri" style:font-family-asian="Calibri" style:font-family-complex="Calibri"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8.00pt" fo:font-weight="bold"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Segoe UI Symbol'" style:font-family-asian="'Segoe UI Symbol'" style:font-family-complex="'Segoe UI Symbol'"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bold" fo:font-family="'Segoe UI Symbol'" style:font-family-asian="'Segoe UI Symbol'" style:font-family-complex="'Segoe UI Symbol'"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bold" fo:font-family="'Segoe UI Symbol'" style:font-family-asian="'Segoe UI Symbol'" style:font-family-complex="'Segoe UI Symbol'"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bold" fo:font-family="'Segoe UI Symbol'" style:font-family-asian="'Segoe UI Symbol'" style:font-family-complex="'Segoe UI Symbol'"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bold" fo:font-family="'Segoe UI Symbol'" style:font-family-asian="'Segoe UI Symbol'" style:font-family-complex="'Segoe UI Symbol'"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bold" fo:font-family="'Segoe UI Symbol'" style:font-family-asian="'Segoe UI Symbol'" style:font-family-complex="'Segoe UI Symbol'"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bold" fo:font-family="'Segoe UI Symbol'" style:font-family-asian="'Segoe UI Symbol'" style:font-family-complex="'Segoe UI Symbol'"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fo:color="#ff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fo:color="#ff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fo:color="#ff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bold"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00.00%" fo:text-align="left"/>
    </style:style>
    <style:style style:name="P6" style:family="paragraph">
      <style:paragraph-properties fo:line-height="100.00%" fo:text-align="left" fo:margin-bottom="10.00pt"/>
    </style:style>
    <style:style style:name="P7" style:family="paragraph">
      <style:paragraph-properties fo:line-height="100.00%" fo:text-align="left"/>
    </style:style>
    <style:style style:name="P8" style:family="paragraph">
      <style:paragraph-properties fo:line-height="100.00%" fo:text-align="left" fo:margin-bottom="10.00pt"/>
    </style:style>
    <style:style style:name="P9" style:family="paragraph">
      <style:paragraph-properties fo:line-height="100.00%" fo:text-align="left"/>
    </style:style>
    <style:style style:name="P10" style:family="paragraph">
      <style:paragraph-properties fo:line-height="100.00%" fo:text-align="left" fo:margin-bottom="10.00pt"/>
    </style:style>
    <style:style style:name="P11" style:family="paragraph">
      <style:paragraph-properties fo:line-height="100.00%" fo:text-align="left"/>
    </style:style>
    <style:style style:name="P12" style:family="paragraph">
      <style:paragraph-properties fo:line-height="100.00%" fo:text-align="left" fo:margin-bottom="10.00pt"/>
    </style:style>
    <style:style style:name="P13" style:family="paragraph">
      <style:paragraph-properties fo:line-height="100.00%" fo:text-align="left"/>
    </style:style>
    <style:style style:name="P14" style:family="paragraph">
      <style:paragraph-properties fo:line-height="100.00%" fo:text-align="left" fo:margin-bottom="10.00pt"/>
    </style:style>
    <style:style style:name="P15" style:family="paragraph">
      <style:paragraph-properties fo:line-height="100.00%" fo:text-align="left"/>
    </style:style>
    <style:style style:name="P16" style:family="paragraph">
      <style:paragraph-properties fo:line-height="100.00%" fo:text-align="left" fo:margin-bottom="10.00pt"/>
    </style:style>
    <style:style style:name="P17" style:family="paragraph">
      <style:paragraph-properties fo:line-height="100.00%" fo:text-align="lef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office:automatic-styles>
  <office:body>
    <office:text>
      <text:p text:style-name="P1"><text:span text:style-name="T1"/></text:p>
      <text:p text:style-name="P1"><text:span text:style-name="T2">intro</text:span></text:p>
      <text:p text:style-name="P1"><text:span text:style-name="T3">1. Wat is het verschil tussen het internet en het world wide web?</text:span></text:p>
      <text:p text:style-name="P1"><text:span text:style-name="T4">Het internet is de infrastructeer van de communicatie lijnen. Zowel de fysieke infrasstructuur ( ondergrondse kabels, sattelieten etc), als de software waarin wordt gecommuniceerd.</text:span></text:p>
      <text:p text:style-name="P1"><text:span text:style-name="T4">Het world wid web is de content die op het internet staat. Alle informatie die beschikbaar is.</text:span></text:p>
      <text:p text:style-name="P1"><text:span text:style-name="T5"/></text:p>
      <text:p text:style-name="P1"><text:span text:style-name="T6">2. Wat is het verschil tussen HTML, CSS en JavaScript?</text:span></text:p>
      <text:p text:style-name="P1"><text:span text:style-name="T6">Html</text:span><text:span text:style-name="T7"><text:s/>is de basis van webpagina. Hierin staat alle tekst en informatie die iemand wilt tentoonstellen.<text:s/></text:span><text:span text:style-name="T8">Key word is : inhoud</text:span></text:p>
      <text:p text:style-name="P1"><text:span text:style-name="T9">CSS</text:span><text:span text:style-name="T10"><text:s/>geeft vorm aan de inhoud die in HTML is geschreven. De kleuren, De positie op de pagina.<text:s/></text:span><text:span text:style-name="T11">Key word is : vormgeving</text:span></text:p>
      <text:p text:style-name="P1"><text:span text:style-name="T12">Javascript</text:span><text:span text:style-name="T13"><text:s text:c="2"/>geeft de mogelijkheid om de webpagina interactief en dynamisch te maken. Alles wat niet statisch aan een wbpagina is, is van javascript.<text:s/></text:span><text:span text:style-name="T14">Keyword is : dynamiek</text:span></text:p>
      <text:p text:style-name="P1"><text:span text:style-name="T15"/></text:p>
      <text:p text:style-name="P1"><text:span text:style-name="T16">3. Wat is een HTML tag en een HTML element? Hoe open je een HTML tag en hoe sluit</text:span></text:p>
      <text:p text:style-name="P1"><text:span text:style-name="T16">je een HTML tag. Maak hiervoor voorbeelden en leg uit.</text:span></text:p>
      <text:p text:style-name="P1"><text:span text:style-name="T17">HTML kent ongeveer 110 tags. Deze tags geven aan hoe de inhoud geinterpreteerd moet worden. Met een tag geef je aan of het bijvoorveeld een koptekst of een paragraaf is. en een element is het geheel van tags en inhoud van de tag.</text:span></text:p>
      <text:p text:style-name="P1"><text:span text:style-name="T17">Voorbeeld:</text:span></text:p>
      <text:p text:style-name="P1"><text:span text:style-name="T17">Het element :<text:s/></text:span><text:span text:style-name="T18">&lt;h1&gt; Dit is een voorbeeld&lt;h1/&gt;<text:s text:c="3"/></text:span><text:span text:style-name="T19">(het geheel wordt een element genoemd)</text:span></text:p>
      <text:p text:style-name="P1"><text:span text:style-name="T19">De tag :<text:s/></text:span><text:span text:style-name="T20">&lt;h1&gt;<text:s/></text:span><text:span text:style-name="T21">( openingstag) en<text:s/></text:span><text:span text:style-name="T22">&lt;h1/&gt;<text:s/></text:span><text:span text:style-name="T23">(sluitingstag). De tags is het begin en het eind van het element tenzij het een inhoudloze tag is.</text:span></text:p>
      <text:p text:style-name="P1"><text:span text:style-name="T24"/></text:p>
      <text:p text:style-name="P1"><text:span text:style-name="T25">4. HTML gebruikt basis tags om structuur op te bouwen. De &lt;html&gt;, &lt;head&gt; en &lt;body&gt;.</text:span></text:p>
      <text:p text:style-name="P1"><text:span text:style-name="T25">Geef voor elke element aan waarvoor het dient.</text:span></text:p>
      <text:p text:style-name="P1"><text:span text:style-name="T26">&lt;html&gt; : staat voor Hypertext Markup Language. Deze tag vertelt vertelt de browser dat de webpagina in text moet worden vertaald.</text:span></text:p>
      <text:p text:style-name="P1"><text:span text:style-name="T26">&lt;head&gt; : staat voor de titel van het document. Hierin kun je aangeven hoe de pagina in een paar woorden genoemd kan worden. Wat hier ingevuld wordt is zichtbaar in het tabblab van de webpagina.</text:span></text:p>
      <text:p text:style-name="P1"><text:span text:style-name="T26">&lt;body&gt; : Hier staat alle content behalve de &lt;head&gt; in. Alles wat op een webpagina zichtbaar is komt hier te staan.</text:span></text:p>
      <text:p text:style-name="P1"><text:span text:style-name="T27"/></text:p>
      <text:p text:style-name="P1"><text:span text:style-name="T28">5. Op HTML elementen kun je attributen gebruiken. Wat zijn HTML attributen ? Geef</text:span></text:p>
      <text:p text:style-name="P1"><text:span text:style-name="T28">minimaal 5 attributen en maak voorbeelden waar je de attributen in toepast. </text:span></text:p>
      <text:p text:style-name="P1"><text:span text:style-name="T29">Attributen geven aanvullende informatie over het element. Dit zijn 5 voorbeelden van attributen : href, width, height, src, alt</text:span></text:p>
      <text:p text:style-name="P1"><text:span text:style-name="T29">Href geeft de locatie aan van de link waarnaar gerefereerd wordt, width geeft de wijdte aan , height geeft de hoogte aan, src geeft de bron aan van een img en alt geeft de tekst weer die bij dat elemnt getoond moet worden.</text:span></text:p>
      <text:p text:style-name="P1"><text:span text:style-name="T30"/></text:p>
      <text:p text:style-name="P2"><text:span text:style-name="T31">6. Waarom is een goede HTML Structuur belangrijk? Is<text:s/></text:span><text:span text:style-name="T32">deze code<text:s/></text:span><text:span text:style-name="T33">een goede structuur?</text:span></text:p>
      <text:p text:style-name="P3"><text:span text:style-name="T33">Leg uit.</text:span></text:p>
      <text:p text:style-name="P3"><text:span text:style-name="T34">Een goede structuur is belangrijk omdat het overzichtelijker wordt om verder op te borduren voor anderen en ook voor jezelf op een later tijdstip. Ook kunnen fouten beter gedetechteerd worden. De code die als voorbeeld werd aangehaald is geen goed voorbeeld van html structuur. Alles staat gewoon ondewr elkaar alsof het een word document is.</text:span></text:p>
      <text:p text:style-name="P3"><text:span text:style-name="T35"/></text:p>
      <text:p text:style-name="P3"><text:span text:style-name="T36">7. Wat is het verschil tussen inline en block elementen?</text:span></text:p>
      <text:p text:style-name="P3"><text:span text:style-name="T37">Inline elementen gebruiken de ruimte die in het geheel van de pagina wordt toegekend, terwijl block element een heel block in beslag nemen ongeacht de grootte van de inhoud. Ook onderscheiden block elementen zich door een extra regel voor en een extra regel na het block vrij te maken.</text:span></text:p>
      <text:p text:style-name="P3"><text:span text:style-name="T38"/></text:p>
      <text:p text:style-name="P3"><text:span text:style-name="T39">8. Wat betekent nesting? Codeer een voorbeeld met nesting erin. </text:span></text:p>
      <text:p text:style-name="P3"><text:span text:style-name="T40">Nesting houdt in dat de tags in de juiste volgorde wordn gesloten. Dit gaat om tags die in andere tags worden verwerkt. Hierbij is de regel dat de laatst geopende tag ook de eerst gesloten tag wordt. Dus de overkoepelende tag wordt als laatste gesloten.</text:span></text:p>
      <text:p text:style-name="P4"><draw:frame text:anchor-type="as-char" svg:width="122.77mm" svg:height="61.65mm" style:rel-width="scale" style:rel-height="scale"><draw:object-ole xlink:href="OleObj1"/><draw:image xlink:href="ObjectReplacements/OleObj1"/></draw:frame><text:span text:style-name="T41"/></text:p>
      <text:p text:style-name="P4"><text:span text:style-name="T41"/></text:p>
      <text:p text:style-name="P4"><text:span text:style-name="T42">Semantics</text:span></text:p>
      <text:p text:style-name="P5"><text:span text:style-name="T43">9. Sinds de komst van HTML5 zijn er elementen die betekenissen hebben. Wat</text:span></text:p>
      <text:p text:style-name="P5"><text:span text:style-name="T43">wordt er bedoeld met HTML semantics? Waarom is het gebruik van</text:span></text:p>
      <text:p text:style-name="P6"><text:span text:style-name="T43">semantics belangrijk?</text:span></text:p>
      <text:p text:style-name="P6"><text:span text:style-name="T44">HTML semantics gaat over de leesbaarheid van content voor computers. Niet zozeer voor mensen, want er zijn vele verschillende manieren om hetzelfde visuale resultaat te krijgen voor mensen. Er is maar 1 correcte manier om het presenteren aan computers en daar zijn de semantics voor. </text:span></text:p>
      <text:p text:style-name="P6"><text:span text:style-name="T44">Dit is belangrijk voor de SEO van een webpagina. Het doel lijkt mij altijd om bovenaan bij de zoekresultaten te komen. Het is ook belangrijk voor de werkbaarheid binnen HTML voor verschillende personen, omdat semanticuniform is.</text:span></text:p>
      <text:p text:style-name="P6"><text:span text:style-name="T45"/></text:p>
      <text:p text:style-name="P7"><text:span text:style-name="T46">10. Wat voor content zou je in de volgende elementen gebruiken?</text:span></text:p>
      <text:p text:style-name="P7"><text:span text:style-name="T46">Geef in je antwoord voor elk element een toelichting.</text:span></text:p>
      <text:p text:style-name="P7"><text:span text:style-name="T47"/></text:p>
      <text:p text:style-name="P7"><text:span text:style-name="T48">●</text:span><text:span text:style-name="T49"><text:s/>&lt;header&gt; Hier staat meestal het logo de navigatie site</text:span></text:p>
      <text:p text:style-name="P7"><text:span text:style-name="T50">●</text:span><text:span text:style-name="T51"><text:s/>&lt;footer&gt; auteurschap, contact en copyright</text:span></text:p>
      <text:p text:style-name="P7"><text:span text:style-name="T52">●</text:span><text:span text:style-name="T53"><text:s/>&lt;main&gt; unieke content die niet gerepeteerd wordt op andere paginas en ook geen overlapt wordt door alle andere tags</text:span></text:p>
      <text:p text:style-name="P7"><text:span text:style-name="T54">●</text:span><text:span text:style-name="T55"><text:s/>&lt;nav&gt; navigatiebar</text:span></text:p>
      <text:p text:style-name="P7"><text:span text:style-name="T56">●</text:span><text:span text:style-name="T57"><text:s/>&lt;section&gt; onderdeel van een tekst op de webpagina die apart aangeduid wordt vanwege de speciale inhoud die later gestyld kan worden</text:span></text:p>
      <text:p text:style-name="P7"><text:span text:style-name="T58">●</text:span><text:span text:style-name="T59"><text:s/>&lt;aside&gt; dingen die refereren naar de main tag, maar hier geen onderdeel van zijn</text:span></text:p>
      <text:p text:style-name="P8"><text:span text:style-name="T60">●</text:span><text:span text:style-name="T61"><text:s/>&lt;article&gt; block element om een artikel of blog te plaatsen</text:span></text:p>
      <text:p text:style-name="P8"><text:span text:style-name="T62"/></text:p>
      <text:p text:style-name="P9"><text:span text:style-name="T63">11. Onderzoek en leg uit waarom headers zowel belangrijk zijn voor zoekmachines als</text:span></text:p>
      <text:p text:style-name="P10"><text:span text:style-name="T63">voor de gebruikers.</text:span></text:p>
      <text:p text:style-name="P10"><text:span text:style-name="T64">Voor de gebruiker is het een makkelijke navigatie naar de info die de gebruiker zoekt. Weet precies of degene in de juiste richting aan het zoeken is. De header moet deels antwoord geven op de vraag die gebruiker in zijn of haar hoofd heeft.</text:span></text:p>
      <text:p text:style-name="P10"><text:span text:style-name="T64">Zoekmachines halen ook info uit de headers, maar ik lees online dat sinds de introductie van de "hummingbird algorithme" dat er nu naar de gehel inhoud wordt gekeken en niet meer alleen naar keywords in headers bijvoorbeeld</text:span></text:p>
      <text:p text:style-name="P10"><text:span text:style-name="T65"/></text:p>
      <text:p text:style-name="P10"><text:span text:style-name="T66">12. Onderzoek hoe je een text-header aanmaakt en reproduceer het volgende resultaat:</text:span></text:p>
      <text:p text:style-name="P10"><text:span text:style-name="T67"/></text:p>
      <text:p text:style-name="P10"><text:span text:style-name="T68">&lt;!DOCTYPE html&gt;</text:span></text:p>
      <text:p text:style-name="P10"><text:span text:style-name="T68">&lt;html&gt;</text:span></text:p>
      <text:p text:style-name="P10"><text:span text:style-name="T68">&lt;body&gt;</text:span></text:p>
      <text:p text:style-name="P10"><text:span text:style-name="T69"/></text:p>
      <text:p text:style-name="P10"><text:span text:style-name="T70">&lt;h1&gt;Headings opdrachten&lt;/h1&gt;</text:span></text:p>
      <text:p text:style-name="P10"><text:span text:style-name="T70">&lt;h1&gt;Heading 1&lt;/h1&gt;</text:span></text:p>
      <text:p text:style-name="P10"><text:span text:style-name="T70">&lt;h2&gt;Heading 2&lt;/h2&gt;</text:span></text:p>
      <text:p text:style-name="P10"><text:span text:style-name="T70">&lt;h3&gt;Heading 3&lt;/h3&gt;</text:span></text:p>
      <text:p text:style-name="P10"><text:span text:style-name="T70">&lt;h4&gt;Heading 4&lt;/h4&gt;</text:span></text:p>
      <text:p text:style-name="P10"><text:span text:style-name="T70">&lt;h5&gt;Heading 5&lt;/h5&gt;</text:span></text:p>
      <text:p text:style-name="P10"><text:span text:style-name="T70">&lt;h6&gt;Heading 6&lt;/h6&gt;</text:span></text:p>
      <text:p text:style-name="P10"><text:span text:style-name="T71"/></text:p>
      <text:p text:style-name="P10"><text:span text:style-name="T72">&lt;/body&gt;</text:span></text:p>
      <text:p text:style-name="P10"><text:span text:style-name="T72">&lt;/html&gt;</text:span></text:p>
      <text:p text:style-name="P10"><text:span text:style-name="T73"/></text:p>
      <text:p text:style-name="P11"><text:span text:style-name="T74">13. Onderzoek wat een paragraaf tag is en hoe hij gebruikt wordt.</text:span></text:p>
      <text:p text:style-name="P12"><text:span text:style-name="T74">Geef hier een voorbeeld bij.</text:span></text:p>
      <text:p text:style-name="P12"><text:span text:style-name="T75">Een paragraaf tag &lt;p&gt;<text:s text:c="2"/>is een block element dat een tekst aanduidt als losstaand onderdeel van de gehele tekst. Html voegt hier automatich een witte lijn ervoor en witte lijn erna.</text:span></text:p>
      <text:p text:style-name="P12"><text:span text:style-name="T76"/></text:p>
      <text:p text:style-name="P13"><text:span text:style-name="T77">14. Onderzoek en leg het verschil tussen het stoppen van alle tekst in één</text:span></text:p>
      <text:p text:style-name="P14"><text:span text:style-name="T77">paragraaf tag, en het opsplitsen van de tekst in meerdere tags uit.</text:span></text:p>
      <text:p text:style-name="P14"><text:span text:style-name="T78">Ten eerste krijg je bij het splitsen van de tekst in verschillende blocks met lijnen ertussen en de styling in css wordt moeilijker gemaakt mocht je bepaalde delen van de tekst op een andere manier willen stylen dan de rest.</text:span></text:p>
      <text:p text:style-name="P14"><text:span text:style-name="T79"/></text:p>
      <text:p text:style-name="P15"><text:span text:style-name="T80">15. Reproduceer het volgende resultaat door gebruik te maken van text-headers</text:span></text:p>
      <text:p text:style-name="P16"><text:span text:style-name="T80">en de paragraaf tags.</text:span></text:p>
      <text:p text:style-name="P16"><text:span text:style-name="T81">&lt;body&gt;</text:span></text:p>
      <text:p text:style-name="P16"><text:span text:style-name="T81"><text:s text:c="4"/>&lt;h1&gt;Mijn eerste website&lt;/h1&gt;</text:span></text:p>
      <text:p text:style-name="P16"><text:span text:style-name="T81"><text:s/>&lt;h2&gt;Mijn eerste sub-kop&lt;/h2&gt;</text:span></text:p>
      <text:p text:style-name="P16"><text:span text:style-name="T81"><text:s text:c="4"/>&lt;p&gt;Lorem ipsum dolor sit amet consectetur, adipisicing elit. Reiciendis, sapiente ipsam omnis cum esse laudantium.&lt;/p&gt;</text:span></text:p>
      <text:p text:style-name="P16"><text:span text:style-name="T81">&lt;h2&gt;Mijn tweede sub-kop&lt;/h2&gt;</text:span></text:p>
      <text:p text:style-name="P16"><text:span text:style-name="T81"><text:s text:c="4"/>&lt;p&gt;Lorem, ipsum dolor sit amet consectetur adipisicing elit. Porro magni, quisquam doloribus tenetur nemo vitae!&lt;/p&gt;</text:span></text:p>
      <text:p text:style-name="P16"><text:span text:style-name="T81"><text:s text:c="4"/>&lt;p&gt;Lorem ipsum dolor sit amet consectetur, adipisicing elit. Odio fugit qui saepe ullam. Unde, odio.&lt;/p&gt;</text:span></text:p>
      <text:p text:style-name="P16"><text:span text:style-name="T81">&lt;/body&gt;</text:span></text:p>
      <text:p text:style-name="P16"><text:span text:style-name="T81">&lt;/html&gt;</text:span></text:p>
      <text:p text:style-name="P16"><text:span text:style-name="T82"/></text:p>
      <text:p text:style-name="P16"><text:span text:style-name="T83">16. Voeg een Horizontal rule toe en reproduceer het volgende resultaat.</text:span></text:p>
      <text:p text:style-name="P16"><text:span text:style-name="T84"/></text:p>
      <text:p text:style-name="P16"><text:span text:style-name="T85">&lt;hr&gt;</text:span></text:p>
      <text:p text:style-name="P16"><text:span text:style-name="T85"><text:tab/>&lt;footer&gt;&lt;b&gt;Footer&lt;/b&gt;&lt;/footer&gt;</text:span></text:p>
      <text:p text:style-name="P16"><text:span text:style-name="T85"><text:tab/>&lt;p&gt;Deze website is gebouwd vanuit Techgrounds Academy&lt;/p&gt;</text:span></text:p>
      <text:p text:style-name="P16"><text:span text:style-name="T86"/></text:p>
      <text:p text:style-name="P16"><text:span text:style-name="T87">17. Voeg een link tag toe en reproduceer het volgende resultaat in de footer.</text:span></text:p>
      <text:p text:style-name="P16"><text:span text:style-name="T88">Je verandert de paragraaf in het volgende</text:span></text:p>
      <text:p text:style-name="P16"><text:span text:style-name="T89">&lt;p&gt;Deze website is gebouwd vanuit &lt;a href="https://techgrounds.nl/"&gt;Techgrounds Academy&lt;/a&gt;&lt;/p&gt;</text:span></text:p>
      <text:p text:style-name="P16"><text:span text:style-name="T90"/></text:p>
      <text:p text:style-name="P17"><text:span text:style-name="T91">18. Onderzoek welke 4 attributen een link tag kan hebben, leg uit wat deze doen</text:span></text:p>
      <text:p text:style-name="P18"><text:span text:style-name="T91">en voeg deze als voorbeeld toe op je website.</text:span></text:p>
      <text:p text:style-name="P18"><text:span text:style-name="T92">Als ik het goed heb begrepen gaat het hier om de target attribuut. Deze heeft 4 waarden die kunnen worden gebruikt: blank, parent, self, top</text:span></text:p>
      <text:p text:style-name="P18"><text:span text:style-name="T92">Ik heb target=blank toegevoegd zodat ie op ander tabblad open gaat.</text:span></text:p>
      <text:p text:style-name="P18"><text:span text:style-name="T93"/></text:p>
      <text:p text:style-name="P18"><text:span text:style-name="T93"/></text:p>
      <text:p text:style-name="P18"><text:span text:style-name="T93"/></text:p>
      <text:p text:style-name="P18"><text:span text:style-name="T93"/></text:p>
      <text:p text:style-name="P18"><text:span text:style-name="T93"/></text:p>
      <text:p text:style-name="P18"><text:span text:style-name="T93"/></text:p>
      <text:p text:style-name="P18"><text:span text:style-name="T93"/></text:p>
      <text:p text:style-name="P18"><text:span text:style-name="T93"/></text:p>
      <text:p text:style-name="P18"><text:span text:style-name="T93"/></text:p>
      <text:p text:style-name="P19"><text:span text:style-name="T93"/></text:p>
      <text:p text:style-name="P19"><text:span text:style-name="T9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